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2FDB00002747542336FC.svm"/>
  <manifest:file-entry manifest:media-type="" manifest:full-path="Pictures/20000009000040E900001DAB30551574.svm"/>
  <manifest:file-entry manifest:media-type="" manifest:full-path="Pictures/200000090000677600002CDC4B1A4550.svm"/>
  <manifest:file-entry manifest:media-type="" manifest:full-path="Pictures/200000090000557A00002E34220406CC.svm"/>
  <manifest:file-entry manifest:media-type="" manifest:full-path="Pictures/200000090000302B000026F8122927A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L5">
      <style:paragraph-properties fo:text-align="center" style:justify-single-word="false"/>
    </style:style>
    <style:style style:name="P2" style:family="paragraph" style:parent-style-name="Standard" style:list-style-name="L11"/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 style:list-style-name="L5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size="32pt" style:font-size-asian="32pt" style:font-size-complex="32pt"/>
    </style:style>
    <style:style style:name="P6" style:family="paragraph" style:parent-style-name="Text_20_body" style:list-style-name="L11"/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 style:list-style-name="L5">
      <style:paragraph-properties fo:text-align="start" style:justify-single-word="false"/>
    </style:style>
    <style:style style:name="P9" style:family="paragraph" style:parent-style-name="Text_20_body" style:list-style-name="L14"/>
    <style:style style:name="P10" style:family="paragraph" style:parent-style-name="Text_20_body" style:list-style-name="L14">
      <style:paragraph-properties fo:margin-top="0cm" fo:margin-bottom="0cm"/>
    </style:style>
    <style:style style:name="P11" style:family="paragraph" style:parent-style-name="Heading_20_1">
      <style:paragraph-properties fo:text-align="center" style:justify-single-word="false"/>
      <style:text-properties fo:font-size="32pt" style:font-size-asian="32pt" style:font-size-complex="32pt"/>
    </style:style>
    <style:style style:name="P12" style:family="paragraph" style:parent-style-name="Heading_20_1" style:list-style-name="L5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UITA Azeddine<text:line-break/>BAYSSAC robin</text:p>
      <text:p text:style-name="Standard"/>
      <text:p text:style-name="Standard"/>
      <text:p text:style-name="P5">TP3 TT</text:p>
      <text:h text:style-name="P11" text:outline-level="1">I. Régulation de température Mentor</text:h>
      <text:p text:style-name="P3"/>
      <text:list xml:id="list43532349" text:style-name="L5">
        <text:list-item>
          <text:p text:style-name="P4">À partir du schéma TI ci-dessus, proposer un schéma fonctionnel de la boucle de régulation où apparaît la perturbation de température.</text:p>
        </text:list-item>
      </text:list>
      <text:p text:style-name="P3"><draw:frame draw:style-name="fr1" draw:name="images1" text:anchor-type="paragraph" svg:x="0cm" svg:y="0.328cm" svg:width="17cm" svg:height="7.371cm" draw:z-index="0"><draw:image xlink:href="Pictures/200000090000677600002CDC4B1A4550.svm" xlink:type="simple" xlink:show="embed" xlink:actuate="onLoad"/></draw:frame></text:p>
      <text:p text:style-name="P3"/>
      <text:list xml:id="list21521872" text:continue-numbering="true" text:style-name="L5">
        <text:list-item>
          <text:p text:style-name="P4"><draw:frame draw:style-name="fr1" draw:name="images2" text:anchor-type="paragraph" svg:x="-0.45cm" svg:y="0.947cm" svg:width="17cm" svg:height="9.188cm" draw:z-index="1"><draw:image xlink:href="Pictures/200000090000557A00002E34220406CC.svm" xlink:type="simple" xlink:show="embed" xlink:actuate="onLoad"/></draw:frame>Placer sur le schéma TI le transmetteur de température à ajouter. </text:p>
        </text:list-item>
        <text:list-item>
          <text:p text:style-name="P4"><text:soft-page-break/>Compléter le schéma électrique ci-dessous pour faire fonctionner la boucle de régulation représentée sur le schéma TI, ainsi que la mesure de température supplémentaire. TT2 sera connecté sur M2. </text:p>
          <text:p text:style-name="P4"/>
        </text:list-item>
      </text:list>
      <text:p text:style-name="P3"><draw:frame draw:style-name="fr2" draw:name="images3" text:anchor-type="paragraph" svg:width="16.365cm" svg:height="7.479cm" draw:z-index="2"><draw:image xlink:href="Pictures/20000009000040E900001DAB30551574.svm" xlink:type="simple" xlink:show="embed" xlink:actuate="onLoad"/></draw:frame></text:p>
      <text:p text:style-name="P3"/>
      <text:p text:style-name="P3"/>
      <text:p text:style-name="P3"/>
      <text:p text:style-name="P3"/>
      <text:list xml:id="list21527687" text:continue-numbering="true" text:style-name="L5">
        <text:list-header>
          <text:p text:style-name="P1"/>
        </text:list-header>
        <text:list-item>
          <text:p text:style-name="P4">À quelles bornes du régulateur sont connectées les prise 1 et 2 ? (voir câblage sur la maquette) </text:p>
        </text:list-item>
      </text:list>
      <text:p text:style-name="P3">La prise 1est connecter sur la borne rouge et la prise 2 est connecté sur la borne noire </text:p>
      <text:list xml:id="list21531545" text:continue-numbering="true" text:style-name="L5">
        <text:list-item>
          <text:p text:style-name="P4">À quelles bornes du régulateur sont connectées les prise 3 et 4 ? (voir câblage sur la maquette) </text:p>
          <text:p text:style-name="P4">la prise 3 est connecter sur la borne noir et la prise 4 est connecté sur la borne rouge <text:s/>II. Mesure de température</text:p>
          <text:h text:style-name="P12" text:outline-level="1">II. Mesure de température</text:h>
        </text:list-item>
      </text:list>
      <text:p text:style-name="P3"/>
      <text:list xml:id="list21527080" text:continue-numbering="true" text:style-name="L5">
        <text:list-header>
          <text:p text:style-name="P8">1.<text:tab/>Quelle est la signification du nom PT100 ? <text:line-break/> <text:s text:c="2"/>PT100 est un capteur thermique a résistance platine</text:p>
          <text:p text:style-name="P8">2.<text:tab/>Quel est le rôle du transmetteur dans une chaîne de mesure ? </text:p>
          <text:p text:style-name="P8">Le transmetteur converti une grandeur physique précise en un signal électique</text:p>
        </text:list-header>
      </text:list>
      <text:p text:style-name="P7"/>
      <text:p text:style-name="P7"/>
      <text:p text:style-name="P7"/>
      <text:p text:style-name="P7"/>
      <text:list xml:id="list21552026" text:continue-list="list21527080" text:style-name="L11">
        <text:list-header>
          <text:p text:style-name="P6"><text:soft-page-break/>3.<text:tab/>Proposer un schéma électrique permettant le paramétrage du transmetteur.</text:p>
          <text:p text:style-name="P2"><draw:frame draw:style-name="fr1" draw:name="images4" text:anchor-type="paragraph" svg:x="2.376cm" svg:y="0.185cm" svg:width="12.25cm" svg:height="10.054cm" draw:z-index="3"><draw:image xlink:href="Pictures/2000000900002FDB00002747542336FC.svm" xlink:type="simple" xlink:show="embed" xlink:actuate="onLoad"/></draw:frame></text:p>
          <text:p text:style-name="P6">4.Dans le schéma ci-dessus quel élément remplace l'ampèremètre ? <text:line-break/>C est l entrée du régulateur</text:p>
        </text:list-header>
      </text:list>
      <text:p text:style-name="Text_20_body"><text:tab/>5,Programmer le transmetteur pour avoir : </text:p>
      <text:list xml:id="list21471256" text:style-name="L14">
        <text:list-item>
          <text:p text:style-name="P10">Un courant de 20 mA pour une température de 100 °C ; </text:p>
        </text:list-item>
        <text:list-item>
          <text:p text:style-name="P10">Un courant de 0 mA pour une température de 0 °C ; </text:p>
        </text:list-item>
        <text:list-item>
          <text:p text:style-name="P10">Un montage 2 fils ; </text:p>
        </text:list-item>
        <text:list-item>
          <text:p text:style-name="P9">Un temps de réponse le plus rapide possible. </text:p>
        </text:list-item>
      </text:list>
      <text:p text:style-name="Text_20_body"><draw:frame draw:style-name="fr1" draw:name="images5" text:anchor-type="paragraph" svg:x="1.859cm" svg:y="0.012cm" svg:width="12.331cm" svg:height="9.977cm" draw:z-index="4"><draw:image xlink:href="Pictures/200000090000302B000026F8122927A8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9-12-05T22:56:39.21</meta:creation-date>
    <meta:document-statistic meta:table-count="0" meta:image-count="5" meta:object-count="0" meta:page-count="3" meta:paragraph-count="21" meta:word-count="272" meta:character-count="1525"/>
    <dc:date>2019-12-06T01:33:05.57</dc:date>
    <meta:editing-duration>PT12M25S</meta:editing-duration>
    <meta:editing-cycles>1</meta:editing-cycles>
    <meta:generator>LibreOffice/3.3$Win32 LibreOffice_project/330m19$Build-202</meta:generator>
  </office:meta>
</office:document-meta>
</file>